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" style:family="graphic" style:parent-style-name="objectwithoutfill">
      <style:graphic-properties draw:marker-start="" draw:marker-end="Arrow" draw:fill="none" draw:textarea-vertical-align="middle"/>
    </style:style>
    <style:style style:name="gr3" style:family="graphic" style:parent-style-name="standard">
      <style:graphic-properties svg:stroke-color="#000000" draw:fill-color="#008000" draw:opacity="50%" draw:textarea-horizontal-align="justify" draw:textarea-vertical-align="middle" draw:auto-grow-height="false" draw:shadow-offset-x="0.203cm" draw:shadow-offset-y="0.203cm" draw:shadow-opacity="50%"/>
    </style:style>
    <style:style style:name="gr4" style:family="graphic" style:parent-style-name="standard">
      <style:graphic-properties svg:stroke-color="#000000" draw:fill-color="#0000ff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svg:stroke-color="#000000" draw:fill-color="#ff0000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102cm" svg:stroke-color="#ff0000" draw:marker-start="" draw:marker-start-width="0.356cm" draw:marker-end="Arrow" draw:marker-end-width="0.356cm" svg:stroke-opacity="50%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-color="#ff0000" draw:opacity="50%" draw:textarea-horizontal-align="justify" draw:textarea-vertical-align="middle" draw:auto-grow-height="false" draw:shadow-offset-x="0.203cm" draw:shadow-offset-y="0.203cm" draw:shadow-opacity="50%"/>
    </style:style>
    <style:style style:name="P1" style:family="paragraph">
      <style:paragraph-properties fo:text-align="center"/>
    </style:style>
    <style:style style:name="P2" style:family="paragraph">
      <style:text-properties fo:font-family="Palatino" style:font-family-generic="roman"/>
    </style:style>
    <style:style style:name="T1" style:family="text">
      <style:text-properties fo:font-family="Palatino" style:font-family-generic="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cm" svg:y1="2.54cm" svg:x2="17.78cm" svg:y2="2.54cm">
          <text:p/>
        </draw:line>
        <draw:path draw:style-name="gr2" draw:text-style-name="P1" draw:layer="layout" svg:width="4.938cm" svg:height="4.938cm" draw:transform="rotate (0.785398163397448) translate (1.587cm 2.222cm)" svg:viewBox="0 0 4939 4939" svg:d="m0 0c3143 1 4939 1797 4939 4939">
          <text:p/>
        </draw:path>
        <draw:path draw:style-name="gr2" draw:text-style-name="P1" draw:layer="layout" svg:width="3.699cm" svg:height="3.631cm" draw:transform="skewX (0.193731546971371) rotate (2.45288573075283) translate (12.0634839767676cm 5.20835628035712cm)" svg:viewBox="0 0 3700 3632" svg:d="m3700 0c-2879 1-3701 808-3700 3632">
          <text:p/>
        </draw:path>
        <draw:path draw:style-name="gr2" draw:text-style-name="P1" draw:layer="layout" svg:width="3.043cm" svg:height="3.037cm" draw:transform="skewX (0.0659734457253858) rotate (2.38900668012984) translate (5.07872261050866cm 4.93750637264641cm)" svg:viewBox="0 0 3044 3038" svg:d="m3044 0c-2082 1-3044 962-3044 3038">
          <text:p/>
        </draw:path>
        <draw:path draw:style-name="gr2" draw:text-style-name="P1" draw:layer="layout" svg:width="3.042cm" svg:height="3.037cm" draw:transform="skewX (-0.0664970445009839) rotate (0.752411440534755) translate (7.937cm 2.222cm)" svg:viewBox="0 0 3043 3038" svg:d="m0 0c2081 1 3044 961 3043 3038">
          <text:p/>
        </draw:path>
        <draw:path draw:style-name="gr2" draw:text-style-name="P1" draw:layer="layout" svg:width="1.909cm" svg:height="1.764cm" draw:transform="skewX (0.391651884147528) rotate (2.55219496519131) translate (13.3350995392776cm 3.91893622263006cm)" svg:viewBox="0 0 1910 1765" svg:d="m1910 0c-1827 1-1909 76-1910 1765">
          <text:p/>
        </draw:path>
        <draw:path draw:style-name="gr2" draw:text-style-name="P1" draw:layer="layout" svg:width="1.909cm" svg:height="1.764cm" draw:transform="skewX (0.391651884147527) rotate (2.55219496519131) translate (9.52509953927763cm 3.91893622263006cm)" svg:viewBox="0 0 1910 1765" svg:d="m1910 0c-1827 1-1909 76-1910 1765">
          <text:p/>
        </draw:path>
        <draw:path draw:style-name="gr2" draw:text-style-name="P1" draw:layer="layout" svg:width="1.908cm" svg:height="1.764cm" draw:transform="skewX (-0.392000949997926) rotate (0.589572221323684) translate (4.127cm 2.222cm)" svg:viewBox="0 0 1909 1765" svg:d="m0 0c1828 1 1909 77 1909 1765">
          <text:p/>
        </draw:path>
        <draw:path draw:style-name="gr2" draw:text-style-name="P1" draw:layer="layout" svg:width="3.042cm" svg:height="3.037cm" draw:transform="skewX (-0.0664970445009839) rotate (0.752411440534755) translate (11.747cm 2.222cm)" svg:viewBox="0 0 3043 3038" svg:d="m0 0c2081 1 3044 961 3043 3038">
          <text:p/>
        </draw:path>
        <draw:g>
          <draw:custom-shape draw:style-name="gr3" draw:text-style-name="P1" draw:layer="layout" svg:width="0.635cm" svg:height="0.635cm" svg:x="0.952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0.635cm" svg:height="0.635cm" svg:x="2.222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0.635cm" svg:height="0.635cm" svg:x="3.492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0.635cm" svg:height="0.635cm" svg:x="9.842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1" draw:layer="layout" svg:width="0.635cm" svg:height="0.635cm" svg:x="4.762cm" svg:y="2.2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0.635cm" svg:x="6.032cm" svg:y="2.2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0.635cm" svg:x="12.382cm" svg:y="2.2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0.635cm" svg:x="14.922cm" svg:y="2.2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16.192cm" svg:y="2.222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0.635cm" svg:height="0.635cm" svg:x="7.302cm" svg:y="2.2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635cm" svg:height="0.635cm" svg:x="8.572cm" svg:y="2.2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635cm" svg:height="0.635cm" svg:x="11.112cm" svg:y="2.222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2" draw:layer="layout" svg:width="1.759cm" svg:height="1.064cm" svg:x="17.78cm" svg:y="1.952cm">
          <draw:text-box>
            <text:p><text:span text:style-name="T1">time</text:span></text:p>
          </draw:text-box>
        </draw:frame>
        <draw:g>
          <draw:custom-shape draw:style-name="gr3" draw:text-style-name="P1" draw:layer="layout" svg:width="0.635cm" svg:height="0.635cm" svg:x="13.652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7" draw:text-style-name="P1" draw:layer="layout" svg:width="3.042cm" svg:height="3.037cm" draw:transform="skewX (-0.0664970445009839) rotate (0.752411440534755) translate (11.747cm 2.222cm)" svg:viewBox="0 0 3043 3038" svg:d="m0 0c2081 1 3044 961 3043 3038">
          <text:p/>
        </draw:path>
        <draw:path draw:style-name="gr7" draw:text-style-name="P1" draw:layer="layout" svg:width="1.909cm" svg:height="1.764cm" draw:transform="skewX (0.391651884147527) rotate (2.55219496519131) translate (9.52509953927763cm 3.91793622263006cm)" svg:viewBox="0 0 1910 1765" svg:d="m1910 0c-1827 1-1909 76-1910 1765">
          <text:p/>
        </draw:path>
        <draw:path draw:style-name="gr7" draw:text-style-name="P1" draw:layer="layout" svg:width="3.043cm" svg:height="3.037cm" draw:transform="skewX (0.0659734457253858) rotate (2.38900668012984) translate (5.07872261050866cm 4.93750637264641cm)" svg:viewBox="0 0 3044 3038" svg:d="m3044 0c-2082 1-3044 962-3044 3038">
          <text:p/>
        </draw:path>
        <draw:path draw:style-name="gr7" draw:text-style-name="P1" draw:layer="layout" svg:width="1.908cm" svg:height="1.764cm" draw:transform="skewX (-0.392000949997926) rotate (0.589572221323684) translate (4.127cm 2.222cm)" svg:viewBox="0 0 1909 1765" svg:d="m0 0c1828 1 1909 77 1909 1765">
          <text:p/>
        </draw:path>
        <draw:g>
          <draw:custom-shape draw:style-name="gr8" draw:text-style-name="P1" draw:layer="layout" svg:width="0.953cm" svg:height="0.953cm" svg:x="2.063cm" svg:y="2.0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1" draw:layer="layout" svg:width="0.953cm" svg:height="0.953cm" svg:x="3.333cm" svg:y="2.0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1" draw:layer="layout" svg:width="0.953cm" svg:height="0.953cm" svg:x="7.143cm" svg:y="2.0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1" draw:layer="layout" svg:width="0.953cm" svg:height="0.953cm" svg:x="10.953cm" svg:y="2.0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685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2-06-22T12:55:23</meta:creation-date>
    <dc:date>2012-06-23T09:07:42</dc:date>
    <dc:creator>neptune </dc:creator>
    <meta:editing-duration>PT18H49M2S</meta:editing-duration>
    <meta:editing-cycles>9</meta:editing-cycles>
    <meta:generator>LibreOffice/3.5$Linux_X86_64 LibreOffice_project/350m1$Build-2</meta:generator>
    <meta:document-statistic meta:object-count="43"/>
  </office:meta>
</office:document-meta>
</file>